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0" style:family="paragraph" style:parent-style-name="Standard">
      <style:paragraph-properties style:line-height-at-least="0.198in"/>
      <style:text-properties fo:color="#d4d4d4" style:font-name="Droid Sans Mono" fo:font-size="10.5pt" fo:font-weight="normal" fo:background-color="#1e1e1e"/>
    </style:style>
    <style:style style:name="P21"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officeooo:paragraph-rsid="00211f24"/>
    </style:style>
    <style:style style:name="P24"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25"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26"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27"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28"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29"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30"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31" style:family="paragraph" style:parent-style-name="Standard">
      <style:paragraph-properties fo:text-align="start" style:justify-single-word="false"/>
      <style:text-properties officeooo:rsid="0027764b" officeooo:paragraph-rsid="0027764b"/>
    </style:style>
    <style:style style:name="P32"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38"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39"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0"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T1" style:family="text">
      <style:text-properties fo:color="#dcdcaa"/>
    </style:style>
    <style:style style:name="T2" style:family="text">
      <style:text-properties fo:color="#9cdcfe"/>
    </style:style>
    <style:style style:name="T3" style:family="text">
      <style:text-properties fo:font-weight="bold" officeooo:rsid="001acff5" style:font-weight-asian="bold" style:font-weight-complex="bold"/>
    </style:style>
    <style:style style:name="T4" style:family="text">
      <style:text-properties fo:font-weight="bold" officeooo:rsid="001c0660" style:font-weight-asian="bold" style:font-weight-complex="bold"/>
    </style:style>
    <style:style style:name="T5" style:family="text">
      <style:text-properties fo:font-weight="bold" officeooo:rsid="001e6444" style:font-weight-asian="bold" style:font-weight-complex="bold"/>
    </style:style>
    <style:style style:name="T6" style:family="text">
      <style:text-properties officeooo:rsid="001acff5"/>
    </style:style>
    <style:style style:name="T7" style:family="text">
      <style:text-properties style:font-size-asian="12pt"/>
    </style:style>
    <style:style style:name="T8" style:family="text">
      <style:text-properties fo:font-style="italic" officeooo:rsid="001acff5" style:font-style-asian="italic" style:font-style-complex="italic"/>
    </style:style>
    <style:style style:name="T9" style:family="text">
      <style:text-properties fo:font-style="italic" fo:font-weight="bold" officeooo:rsid="001acff5" style:font-style-asian="italic" style:font-weight-asian="bold" style:font-style-complex="italic" style:font-weight-complex="bold"/>
    </style:style>
    <style:style style:name="T10" style:family="text">
      <style:text-properties officeooo:rsid="001c0660"/>
    </style:style>
    <style:style style:name="T11" style:family="text">
      <style:text-properties officeooo:rsid="001e6444"/>
    </style:style>
    <style:style style:name="T12" style:family="text">
      <style:text-properties officeooo:rsid="001ed7a0"/>
    </style:style>
    <style:style style:name="T13" style:family="text">
      <style:text-properties fo:color="#ce9178"/>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size="12pt" fo:font-style="normal" officeooo:rsid="00232b0c" style:font-size-asian="10.5pt" style:font-style-asian="normal" style:font-size-complex="12pt" style:font-style-complex="normal"/>
    </style:style>
    <style:style style:name="T21" style:family="text">
      <style:text-properties officeooo:rsid="0029a65d"/>
    </style:style>
    <style:style style:name="T22" style:family="text">
      <style:text-properties fo:font-weight="normal" style:font-weight-asian="normal" style:font-weight-complex="normal"/>
    </style:style>
    <style:style style:name="T23" style:family="text">
      <style:text-properties fo:font-weight="normal" officeooo:rsid="002b0f2a" style:font-weight-asian="normal" style:font-weight-complex="normal"/>
    </style:style>
    <style:style style:name="T24" style:family="text">
      <style:text-properties officeooo:rsid="002c86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33">Useful Links</text:p>
      <text:p text:style-name="P9"/>
      <text:p text:style-name="P9"><text:a xlink:type="simple" xlink:href="https://stackoverflowteams.com/c/42network/questions/1604/1605?newreg=377e07ddd3c546ad86df7acb5c6f7648" text:style-name="Internet_20_link" text:visited-style-name="Visited_20_Internet_20_Link"><text:span text:style-name="T22">https://stackoverflowteams.com/c/42network/questions/1604/1605?newreg=377e07ddd3c546ad86df7acb5c6f7648</text:span></text:a><text:span text:style-name="T22"> </text:span><text:span text:style-name="T23">Makefile tutorial<text:line-break/></text:span></text:p>
      <text:p text:style-name="P9"><text:a xlink:type="simple" xlink:href="http://www.makefiletutorial.com/" text:style-name="Internet_20_link" text:visited-style-name="Visited_20_Internet_20_Link"><text:span text:style-name="T23">www.makefiletutorial.com</text:span></text:a></text:p>
      <text:p text:style-name="P35"/>
      <text:p text:style-name="P9"><text:a xlink:type="simple" xlink:href="https://www.geeksforgeeks.org/what-is-linked-list/" text:style-name="Internet_20_link" text:visited-style-name="Visited_20_Internet_20_Link"><text:span text:style-name="T23">https://www.geeksforgeeks.org/what-is-linked-list/</text:span></text:a></text:p>
      <text:p text:style-name="P35"/>
      <text:p text:style-name="P9"><text:a xlink:type="simple" xlink:href="https://42-cursus.gitbook.io/guide/rank-00/libft/bonus-functions/ft_lstdelone" text:style-name="Internet_20_link" text:visited-style-name="Visited_20_Internet_20_Link"><text:span text:style-name="T23">https://42-cursus.gitbook.io/guide/rank-00/libft/bonus-functions/ft_lstdelone</text:span></text:a></text:p>
      <text:p text:style-name="P9"><text:span text:style-name="T23"><text:line-break/></text:span><text:line-break/></text:p>
      <text:p text:style-name="P9"/>
      <text:p text:style-name="P9">Makefile:</text:p>
      <text:p text:style-name="P8"/>
      <text:p text:style-name="P12"><text:span text:style-name="T9">Name</text:span><text:span text:style-name="T8"> </text:span><text:span text:style-name="T6">= libft.a – sets the name of the output file</text:span></text:p>
      <text:p text:style-name="P12"/>
      <text:p text:style-name="P12"><text:span text:style-name="T9">SRC</text:span><text:span text:style-name="T3"> </text:span><text:span text:style-name="T6">– contains a list of source files that will be compiled to object files and then linked together to create the static library.</text:span></text:p>
      <text:p text:style-name="P12"/>
      <text:p text:style-name="P12"><text:span text:style-name="T3">CC</text:span><text:span text:style-name="T6"> – Variable to specify the compiler used.</text:span></text:p>
      <text:p text:style-name="P12"/>
      <text:p text:style-name="P13"><text:span text:style-name="T4">OBJ = $(SRC: .c=.o) </text:span><text:span text:style-name="T10">–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3"/>
      <text:p text:style-name="P13"><text:span text:style-name="T4">$(NAME): $(OBJ) – </text:span><text:span text:style-name="T10">This creates a prerequisite $(OBJ) to the target $(NAME). It means that to build the target $(NAME), the prerequisites (in this case, the object files specified in $(OBJ)) must be build first.</text:span></text:p>
      <text:p text:style-name="P13"/>
      <text:p text:style-name="P14"><text:span text:style-name="T4">Ar -rcs $@ $(OBJ) - </text:span><text:span text:style-name="T10"><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4"/>
      <text:p text:style-name="P15"><text:span text:style-name="T5">all: $(NAME) – </text:span><text:span text:style-name="T11">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2">In other words running make all will build the target $NAME.</text:span></text:p>
      <text:p text:style-name="P15"/>
      <text:p text:style-name="P21"><text:soft-page-break/><text:span text:style-name="T1">bonus</text:span>: <text:span text:style-name="T13">$(</text:span><text:span text:style-name="T2">B_OBJ</text:span><text:span text:style-name="T13">)</text:span></text:p>
      <text:p text:style-name="P20">ar -rcs <text:span text:style-name="T13">$(</text:span><text:span text:style-name="T2">NAME</text:span><text:span text:style-name="T13">)</text:span> <text:span text:style-name="T13">$(</text:span><text:span text:style-name="T2">OBJ</text:span><text:span text:style-name="T13">)</text:span></text:p>
      <text:p text:style-name="P15"/>
      <text:p text:style-name="P15"><text:span text:style-name="T12">This defines the target bonus. It has one prerequisite, or depends of, $(B_OBJ). If its after the : than its a prerequisite. The second line is the recipe for the bonus target.</text:span><text:line-break/><text:line-break/></text:p>
      <text:p text:style-name="P5"/>
      <text:p text:style-name="P5"/>
      <text:p text:style-name="P32">Functions</text:p>
      <text:p text:style-name="P5"/>
      <text:p text:style-name="P5">ft_memset: </text:p>
      <text:p text:style-name="P3"/>
      <text:p text:style-name="P19">The memset() function fills the first n bytes of the memory area pointed to by s with the constant byte c.</text:p>
      <text:p text:style-name="P16">The memset() function returns a pointer to the memory area s.</text:p>
      <text:p text:style-name="P3"/>
      <text:p text:style-name="P3"/>
      <text:p text:style-name="P6">ft_bzero:</text:p>
      <text:p text:style-name="P22"/>
      <text:p text:style-name="P17">The bzero() function erases the data in the n bytes of the memory starting at the location pointed to by s, by writing zeros (bytes containing ‘/0’) to that area.</text:p>
      <text:p text:style-name="P17"/>
      <text:p text:style-name="P7">ft_strlcat / ft_strlcpy:</text:p>
      <text:p text:style-name="P18"/>
      <text:p text:style-name="P10"><text:span text:style-name="T7">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0"/>
      <text:p text:style-name="P10">The strlcpy() function copies up to size - 1 characters from the NUL-terminated string src to dst, NULterminating the result.</text:p>
      <text:p text:style-name="P10">The strlcat() function appends the NUL-terminated string src to the end of dst. <text:s/>It will append at most size - strlen(dst) - 1 bytes, NUL-terminating the result.<text:line-break/><text:line-break/></text:p>
      <text:p text:style-name="P10">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0"/>
      <text:p text:style-name="P10">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0"/>
      <text:p text:style-name="P4"><text:soft-page-break/>ft_memchr:</text:p>
      <text:p text:style-name="P4"/>
      <text:p text:style-name="P11">The <text:s/>memchr() <text:s/>function <text:s/>scans <text:s/>the <text:s/>initial n bytes of the memory area pointed to by s for the first instance of c. </text:p>
      <text:p text:style-name="P11">Both c and the bytes of the memory area pointed to by s are interpreted as unsigned char.</text:p>
      <text:p text:style-name="P4"/>
      <text:p text:style-name="P23"><text:span text:style-name="T15">The memchr() and memrchr() functions return a pointer to the matching byte or NULL if the character does <text:s/>not <text:s/>occur in the given memory area.<text:line-break/><text:line-break/></text:span><text:span text:style-name="T16">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18">void,</text:span><text:span text:style-name="T16"> because that will point to the correct memory position </text:span><text:span text:style-name="T18">where the character c is present, independently of its signedness</text:span><text:span text:style-name="T16">. </text:span><text:span text:style-name="T17">But we could also cast it as char.</text:span></text:p>
      <text:p text:style-name="P36"/>
      <text:p text:style-name="P31"><text:span text:style-name="T17">A</text:span><text:span text:style-name="T14">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36"/>
      <text:p text:style-name="P24"><text:span text:style-name="T20">f</text:span><text:span text:style-name="T19">t_memcmp:</text:span></text:p>
      <text:p text:style-name="P34"/>
      <text:p text:style-name="P28">The memcmp() function compares the first n bytes (each interpreted as unsigned char) of the memory areas s1 and s2.</text:p>
      <text:p text:style-name="P28"/>
      <text:p text:style-name="P28">The <text:s/>memcmp() <text:s/>function <text:s/>returns an integer less than, equal to, or greater than zero if the first n bytes of s1 is found, respectively, to be less than, to match, or be greater than the first n bytes of s2.</text:p>
      <text:p text:style-name="P28"/>
      <text:p text:style-name="P28">For a nonzero return value, the sign is determined by the sign of the difference between the first pair of bytes <text:s/>(interpreted <text:s/>as <text:s/>unsigned <text:s/>char) that differ in s1 and s2. </text:p>
      <text:p text:style-name="P28">If n is zero, the return value is zero.</text:p>
      <text:p text:style-name="P28"/>
      <text:p text:style-name="P25">ft_memcpy:</text:p>
      <text:p text:style-name="P25"/>
      <text:p text:style-name="P29">The <text:s/>memcpy() <text:s/>function <text:s/>copies n bytes from memory area src to memory area dest. <text:s/>The memory areas must not overlap. <text:s/>Use memmove(3) if the memory areas do overlap.</text:p>
      <text:p text:style-name="P29"/>
      <text:p text:style-name="P29">The memcpy() function returns a pointer to dest.<text:line-break/><text:line-break/><text:span text:style-name="T21">We should cast the pointers as chars, to ensure that it copies byte by byte being that char has 1 byte (and int for example has 4).</text:span></text:p>
      <text:p text:style-name="P29"/>
      <text:p text:style-name="P26"/>
      <text:p text:style-name="P26"/>
      <text:p text:style-name="P26"/>
      <text:p text:style-name="P26"/>
      <text:p text:style-name="P26"/>
      <text:p text:style-name="P26"/>
      <text:p text:style-name="P26"><text:soft-page-break/>ft_memmove:</text:p>
      <text:p text:style-name="P26"/>
      <text:p text:style-name="P30">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30"/>
      <text:p text:style-name="P30">The memmove() function returns a pointer to dest.<text:line-break/><text:line-break/>Usually, you want to copy a piece of information from one place to another.</text:p>
      <text:p text:style-name="P30">So you can use memmove to copy len bytes from src to dst.</text:p>
      <text:p text:style-name="P30">Usually there is no issue if you just copy each byte one by one.</text:p>
      <text:p text:style-name="P30"><text:line-break/>void *memmove(void *dst, const void *src, size_t len);</text:p>
      <text:p text:style-name="P30"><text:line-break/>For example:</text:p>
      <text:p text:style-name="P30">0x0099 = ['H', 'e', 'l', 'l', 'o', '\0',]</text:p>
      <text:p text:style-name="P30">0x0022 = ['w', 'a', 'w', 'a', 'w', 'a', 'w', 'a', '\0']</text:p>
      <text:p text:style-name="P30">execute: memmove(0x0022, 0x0099, 3);</text:p>
      <text:p text:style-name="P30">Will return: <text:s/>0x0022 = ['H', 'e', 'l', 'a', 'w', 'a', 'w', 'a', '\0']</text:p>
      <text:p text:style-name="P30">The process would have been to copy one byte by one, so first you copy H to the place of w then you copy e <text:s/>to the place of a ; etc.<text:line-break/><text:line-break/>The problem rises when you want to copy bytes to memory spaces which conflict:</text:p>
      <text:p text:style-name="P30">For example:</text:p>
      <text:p text:style-name="P30">0x0099 = ['H', 'e', 'l', 'l', 'o', '\0']</text:p>
      <text:p text:style-name="P30">0x0099 + 2 = ['l', 'l', 'o', '\0', ...]</text:p>
      <text:p text:style-name="P30">execute: <text:s/>memmove(0x0099 + 2, 0x0099, 3); <text:s/>[0x0099 + 2 could be like ptr + 2]</text:p>
      <text:p text:style-name="P30">Should return: 0x0099 + 2 = ['H', 'e', 'l', '\0', ...]</text:p>
      <text:p text:style-name="P30">If we repeat the process a big PROBLEM will surge!!!!!!</text:p>
      <text:p text:style-name="P30">So we copy H to the place of l (we start to copy the byte from src to dst)</text:p>
      <text:p text:style-name="P30">After copying it we will have:</text:p>
      <text:p text:style-name="P30">0x0099 = ['H', 'e', 'H', 'l', 'o', '\0'] <text:s/>:warning: <text:s/>LOOK here!!! the memory here also changed!</text:p>
      <text:p text:style-name="P30">0x0099 + 2 = ['H', 'l', 'o', '\0', ...]</text:p>
      <text:p text:style-name="P30">Then we could continue, copy e to the place of l and then we would have:</text:p>
      <text:p text:style-name="P30">0x0099 = ['H', 'e', 'H', 'e', 'o', '\0']</text:p>
      <text:p text:style-name="P30">0x0099 + 2 = ['H', 'e', 'o', '\0', ...]</text:p>
      <text:p text:style-name="P30">And finally for the last and third byte we copy H (WHICH IS WRONG this was overwritten)</text:p>
      <text:p text:style-name="P30">Will produce:</text:p>
      <text:p text:style-name="P30">0x0099 = ['H', 'e', 'H', 'e', 'H', '\0']</text:p>
      <text:p text:style-name="P30">0x0099 + 2 = ['H', 'e', 'H', '\0', ...]</text:p>
      <text:p text:style-name="P30">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30">So basically you have to check if src is &gt; than dst, you do it normally, and if its &lt; then you do it in reverse.</text:p>
      <text:p text:style-name="P30"/>
      <text:p text:style-name="P27"><text:soft-page-break/><text:span text:style-name="T24">f</text:span>t_strchr: </text:p>
      <text:p text:style-name="P27"/>
      <text:p text:style-name="P38">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38"/>
      <text:p text:style-name="P40">ft_strncmp:</text:p>
      <text:p text:style-name="P40"/>
      <text:p text:style-name="P39">The <text:s/>strcmp() <text:s/>function <text:s/>compares the two strings s1 and s2. <text:s/>The locale is not taken into account (for a locale-aware comparison, see strcoll(3)).</text:p>
      <text:p text:style-name="P39">It returns an integer less than, equal to, or greater than zero if s1 is found, respectively, to be less than, to match, or be greater than s2.</text:p>
      <text:p text:style-name="P39"/>
      <text:p text:style-name="P39">The strncmp() function is similar, except it compares only the first (at most) n bytes of s1 and s2.</text:p>
      <text:p text:style-name="P39"/>
      <text:p text:style-name="P39">The strcmp() and strncmp() functions return an integer less than, equal to, or greater than zero if s1 (or the first n bytes thereof) is found, respectively, to be less than, to match, or be greater than s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19T15:23:59.697847776</dc:date>
    <meta:editing-duration>PT3H6M32S</meta:editing-duration>
    <meta:editing-cycles>21</meta:editing-cycles>
    <meta:document-statistic meta:table-count="0" meta:image-count="0" meta:object-count="0" meta:page-count="5" meta:paragraph-count="81" meta:word-count="1771" meta:character-count="9887" meta:non-whitespace-character-count="8121"/>
  </office:meta>
</office:document-meta>
</file>